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51cm" svg:height="11.109cm" svg:x="2.081cm" svg:y="1.734cm">
            <draw:object draw:notify-on-update-of-ranges="Sheet1.N4:Sheet1.N38 Sheet1.K4:Sheet1.K38 Sheet1.S4:Sheet1.S32 Sheet1.P4:Sheet1.P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871cm" svg:height="11.177cm" svg:x="2.004cm" svg:y="13.248cm">
            <draw:object draw:notify-on-update-of-ranges="Sheet1.K4:Sheet1.K38 Sheet1.L4:Sheet1.L38 Sheet1.Q4:Sheet1.Q32 Sheet1.P4:Sheet1.P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722cm" svg:height="11.093cm" svg:x="1.939cm" svg:y="24.881cm">
            <draw:object draw:notify-on-update-of-ranges="Sheet1.K4:Sheet1.K38 Sheet1.M4:Sheet1.M38 Sheet1.R4:Sheet1.R32 Sheet1.P4:Sheet1.P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UPA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eta=2083.2</text:p>
          </table:table-cell>
          <table:table-cell office:value-type="string" calcext:value-type="string">
            <text:p>tempInit=0.158076</text:p>
          </table:table-cell>
          <table:table-cell office:value-type="string" calcext:value-type="string">
            <text:p>tempEnd=1e-05</text:p>
          </table:table-cell>
          <table:table-cell/>
          <table:table-cell table:style-name="Default" office:value-type="string" calcext:value-type="string">
            <text:p>temp</text:p>
          </table:table-cell>
          <table:table-cell office:value-type="string" calcext:value-type="string">
            <text:p>beta=35.4884</text:p>
          </table:table-cell>
          <table:table-cell office:value-type="string" calcext:value-type="string">
            <text:p>tempInit=0.158076</text:p>
          </table:table-cell>
          <table:table-cell office:value-type="string" calcext:value-type="string">
            <text:p>tempEnd=0.00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0.622965" calcext:value-type="float">
            <text:p>0,62296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0.622965" calcext:value-type="float">
            <text:p>0,6229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207" calcext:value-type="float">
            <text:p>207</text:p>
          </table:table-cell>
          <table:table-cell office:value-type="float" office:value="0.593471" calcext:value-type="float">
            <text:p>0,593471</text:p>
          </table:table-cell>
          <table:table-cell table:style-name="Default" office:value-type="float" office:value="0.000478577" calcext:value-type="float">
            <text:p>0,000478577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345" calcext:value-type="float">
            <text:p>345</text:p>
          </table:table-cell>
          <table:table-cell office:value-type="float" office:value="0.619698" calcext:value-type="float">
            <text:p>0,619698</text:p>
          </table:table-cell>
          <table:table-cell office:value-type="float" office:value="0.0239152" calcext:value-type="float">
            <text:p>0,023915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207" calcext:value-type="float">
            <text:p>207</text:p>
          </table:table-cell>
          <table:table-cell office:value-type="float" office:value="0.544795" calcext:value-type="float">
            <text:p>0,544795</text:p>
          </table:table-cell>
          <table:table-cell table:style-name="Default" office:value-type="float" office:value="0.000239651" calcext:value-type="float">
            <text:p>0,000239651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office:value-type="float" office:value="345" calcext:value-type="float">
            <text:p>345</text:p>
          </table:table-cell>
          <table:table-cell office:value-type="float" office:value="0.619698" calcext:value-type="float">
            <text:p>0,619698</text:p>
          </table:table-cell>
          <table:table-cell office:value-type="float" office:value="0.0129361" calcext:value-type="float">
            <text:p>0,0129361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207" calcext:value-type="float">
            <text:p>207</text:p>
          </table:table-cell>
          <table:table-cell office:value-type="float" office:value="0.502567" calcext:value-type="float">
            <text:p>0,502567</text:p>
          </table:table-cell>
          <table:table-cell table:style-name="Default" office:value-type="float" office:value="0.000159848" calcext:value-type="float">
            <text:p>0,000159848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345" calcext:value-type="float">
            <text:p>345</text:p>
          </table:table-cell>
          <table:table-cell office:value-type="float" office:value="0.619698" calcext:value-type="float">
            <text:p>0,619698</text:p>
          </table:table-cell>
          <table:table-cell office:value-type="float" office:value="0.00886594" calcext:value-type="float">
            <text:p>0,00886594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448" calcext:value-type="float">
            <text:p>1448</text:p>
          </table:table-cell>
          <table:table-cell office:value-type="float" office:value="207" calcext:value-type="float">
            <text:p>207</text:p>
          </table:table-cell>
          <table:table-cell office:value-type="float" office:value="0.4567" calcext:value-type="float">
            <text:p>0,4567</text:p>
          </table:table-cell>
          <table:table-cell table:style-name="Default" office:value-type="float" office:value="0.000119917" calcext:value-type="float">
            <text:p>0,000119917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office:value-type="float" office:value="0.619698" calcext:value-type="float">
            <text:p>0,619698</text:p>
          </table:table-cell>
          <table:table-cell office:value-type="float" office:value="0.00674402" calcext:value-type="float">
            <text:p>0,00674402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070" calcext:value-type="float">
            <text:p>2070</text:p>
          </table:table-cell>
          <table:table-cell office:value-type="float" office:value="171" calcext:value-type="float">
            <text:p>171</text:p>
          </table:table-cell>
          <table:table-cell office:value-type="float" office:value="0.415977" calcext:value-type="float">
            <text:p>0,415977</text:p>
          </table:table-cell>
          <table:table-cell office:value-type="float" office:value="0.0000959478" calcext:value-type="float">
            <text:p>9,59E-05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  <table:table-cell office:value-type="float" office:value="0.619698" calcext:value-type="float">
            <text:p>0,619698</text:p>
          </table:table-cell>
          <table:table-cell office:value-type="float" office:value="0.00544165" calcext:value-type="float">
            <text:p>0,00544165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070" calcext:value-type="float">
            <text:p>2070</text:p>
          </table:table-cell>
          <table:table-cell office:value-type="float" office:value="111" calcext:value-type="float">
            <text:p>111</text:p>
          </table:table-cell>
          <table:table-cell office:value-type="float" office:value="0.390166" calcext:value-type="float">
            <text:p>0,390166</text:p>
          </table:table-cell>
          <table:table-cell office:value-type="float" office:value="0.0000799646" calcext:value-type="float">
            <text:p>8,00E-05</text:p>
          </table:table-cell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  <table:table-cell office:value-type="float" office:value="0.619698" calcext:value-type="float">
            <text:p>0,619698</text:p>
          </table:table-cell>
          <table:table-cell office:value-type="float" office:value="0.00456087" calcext:value-type="float">
            <text:p>0,0045608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070" calcext:value-type="float">
            <text:p>2070</text:p>
          </table:table-cell>
          <table:table-cell office:value-type="float" office:value="83" calcext:value-type="float">
            <text:p>83</text:p>
          </table:table-cell>
          <table:table-cell office:value-type="float" office:value="0.345582" calcext:value-type="float">
            <text:p>0,345582</text:p>
          </table:table-cell>
          <table:table-cell office:value-type="float" office:value="0.000068546" calcext:value-type="float">
            <text:p>6,85E-05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float" office:value="345" calcext:value-type="float">
            <text:p>345</text:p>
          </table:table-cell>
          <table:table-cell office:value-type="float" office:value="0.619698" calcext:value-type="float">
            <text:p>0,619698</text:p>
          </table:table-cell>
          <table:table-cell office:value-type="float" office:value="0.0039255" calcext:value-type="float">
            <text:p>0,0039255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070" calcext:value-type="float">
            <text:p>2070</text:p>
          </table:table-cell>
          <table:table-cell office:value-type="float" office:value="71" calcext:value-type="float">
            <text:p>71</text:p>
          </table:table-cell>
          <table:table-cell office:value-type="float" office:value="0.299406" calcext:value-type="float">
            <text:p>0,299406</text:p>
          </table:table-cell>
          <table:table-cell office:value-type="float" office:value="0.000059981" calcext:value-type="float">
            <text:p>6,00E-05</text:p>
          </table:table-cell>
          <table:table-cell office:value-type="float" office:value="9" calcext:value-type="float">
            <text:p>9</text:p>
          </table:table-cell>
          <table:table-cell office:value-type="float" office:value="378" calcext:value-type="float">
            <text:p>378</text:p>
          </table:table-cell>
          <table:table-cell office:value-type="float" office:value="345" calcext:value-type="float">
            <text:p>345</text:p>
          </table:table-cell>
          <table:table-cell office:value-type="float" office:value="0.614933" calcext:value-type="float">
            <text:p>0,614933</text:p>
          </table:table-cell>
          <table:table-cell office:value-type="float" office:value="0.00344551" calcext:value-type="float">
            <text:p>0,00344551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70" calcext:value-type="float">
            <text:p>2070</text:p>
          </table:table-cell>
          <table:table-cell office:value-type="float" office:value="43" calcext:value-type="float">
            <text:p>43</text:p>
          </table:table-cell>
          <table:table-cell office:value-type="float" office:value="0.266779" calcext:value-type="float">
            <text:p>0,266779</text:p>
          </table:table-cell>
          <table:table-cell office:value-type="float" office:value="0.0000533187" calcext:value-type="float">
            <text:p>5,33E-05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345" calcext:value-type="float">
            <text:p>345</text:p>
          </table:table-cell>
          <table:table-cell office:value-type="float" office:value="0.612193" calcext:value-type="float">
            <text:p>0,612193</text:p>
          </table:table-cell>
          <table:table-cell office:value-type="float" office:value="0.00307011" calcext:value-type="float">
            <text:p>0,00307011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2070" calcext:value-type="float">
            <text:p>2070</text:p>
          </table:table-cell>
          <table:table-cell office:value-type="float" office:value="35" calcext:value-type="float">
            <text:p>35</text:p>
          </table:table-cell>
          <table:table-cell office:value-type="float" office:value="0.260016" calcext:value-type="float">
            <text:p>0,260016</text:p>
          </table:table-cell>
          <table:table-cell office:value-type="float" office:value="0.0000479885" calcext:value-type="float">
            <text:p>4,80E-05</text:p>
          </table:table-cell>
          <table:table-cell office:value-type="float" office:value="11" calcext:value-type="float">
            <text:p>11</text:p>
          </table:table-cell>
          <table:table-cell office:value-type="float" office:value="399" calcext:value-type="float">
            <text:p>399</text:p>
          </table:table-cell>
          <table:table-cell office:value-type="float" office:value="345" calcext:value-type="float">
            <text:p>345</text:p>
          </table:table-cell>
          <table:table-cell office:value-type="float" office:value="0.612193" calcext:value-type="float">
            <text:p>0,612193</text:p>
          </table:table-cell>
          <table:table-cell office:value-type="float" office:value="0.00276848" calcext:value-type="float">
            <text:p>0,00276848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2070" calcext:value-type="float">
            <text:p>2070</text:p>
          </table:table-cell>
          <table:table-cell office:value-type="float" office:value="37" calcext:value-type="float">
            <text:p>37</text:p>
          </table:table-cell>
          <table:table-cell office:value-type="float" office:value="0.244468" calcext:value-type="float">
            <text:p>0,244468</text:p>
          </table:table-cell>
          <table:table-cell office:value-type="float" office:value="0.0000436271" calcext:value-type="float">
            <text:p>4,36E-05</text:p>
          </table:table-cell>
          <table:table-cell office:value-type="float" office:value="12" calcext:value-type="float">
            <text:p>12</text:p>
          </table:table-cell>
          <table:table-cell office:value-type="float" office:value="387" calcext:value-type="float">
            <text:p>387</text:p>
          </table:table-cell>
          <table:table-cell office:value-type="float" office:value="345" calcext:value-type="float">
            <text:p>345</text:p>
          </table:table-cell>
          <table:table-cell office:value-type="float" office:value="0.611728" calcext:value-type="float">
            <text:p>0,611728</text:p>
          </table:table-cell>
          <table:table-cell office:value-type="float" office:value="0.00252081" calcext:value-type="float">
            <text:p>0,00252081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2070" calcext:value-type="float">
            <text:p>2070</text:p>
          </table:table-cell>
          <table:table-cell office:value-type="float" office:value="23" calcext:value-type="float">
            <text:p>23</text:p>
          </table:table-cell>
          <table:table-cell office:value-type="float" office:value="0.239897" calcext:value-type="float">
            <text:p>0,239897</text:p>
          </table:table-cell>
          <table:table-cell office:value-type="float" office:value="0.0000399924" calcext:value-type="float">
            <text:p>4,00E-05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float" office:value="345" calcext:value-type="float">
            <text:p>345</text:p>
          </table:table-cell>
          <table:table-cell office:value-type="float" office:value="0.60841" calcext:value-type="float">
            <text:p>0,60841</text:p>
          </table:table-cell>
          <table:table-cell office:value-type="float" office:value="0.00231382" calcext:value-type="float">
            <text:p>0,00231382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2070" calcext:value-type="float">
            <text:p>2070</text:p>
          </table:table-cell>
          <table:table-cell office:value-type="float" office:value="15" calcext:value-type="float">
            <text:p>15</text:p>
          </table:table-cell>
          <table:table-cell office:value-type="float" office:value="0.234707" calcext:value-type="float">
            <text:p>0,234707</text:p>
          </table:table-cell>
          <table:table-cell office:value-type="float" office:value="0.0000369168" calcext:value-type="float">
            <text:p>3,69E-05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  <table:table-cell office:value-type="float" office:value="345" calcext:value-type="float">
            <text:p>345</text:p>
          </table:table-cell>
          <table:table-cell office:value-type="float" office:value="0.60841" calcext:value-type="float">
            <text:p>0,60841</text:p>
          </table:table-cell>
          <table:table-cell office:value-type="float" office:value="0.00213824" calcext:value-type="float">
            <text:p>0,00213824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2070" calcext:value-type="float">
            <text:p>2070</text:p>
          </table:table-cell>
          <table:table-cell office:value-type="float" office:value="17" calcext:value-type="float">
            <text:p>17</text:p>
          </table:table-cell>
          <table:table-cell office:value-type="float" office:value="0.23064" calcext:value-type="float">
            <text:p>0,23064</text:p>
          </table:table-cell>
          <table:table-cell office:value-type="float" office:value="0.0000342804" calcext:value-type="float">
            <text:p>3,43E-05</text:p>
          </table:table-cell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</text:p>
          </table:table-cell>
          <table:table-cell office:value-type="float" office:value="345" calcext:value-type="float">
            <text:p>345</text:p>
          </table:table-cell>
          <table:table-cell office:value-type="float" office:value="0.60841" calcext:value-type="float">
            <text:p>0,60841</text:p>
          </table:table-cell>
          <table:table-cell office:value-type="float" office:value="0.00198743" calcext:value-type="float">
            <text:p>0,00198743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2070" calcext:value-type="float">
            <text:p>2070</text:p>
          </table:table-cell>
          <table:table-cell office:value-type="float" office:value="14" calcext:value-type="float">
            <text:p>14</text:p>
          </table:table-cell>
          <table:table-cell office:value-type="float" office:value="0.227486" calcext:value-type="float">
            <text:p>0,227486</text:p>
          </table:table-cell>
          <table:table-cell office:value-type="float" office:value="0.0000319955" calcext:value-type="float">
            <text:p>3,20E-05</text:p>
          </table:table-cell>
          <table:table-cell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345" calcext:value-type="float">
            <text:p>345</text:p>
          </table:table-cell>
          <table:table-cell office:value-type="float" office:value="0.606634" calcext:value-type="float">
            <text:p>0,606634</text:p>
          </table:table-cell>
          <table:table-cell office:value-type="float" office:value="0.00185649" calcext:value-type="float">
            <text:p>0,00185649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2070" calcext:value-type="float">
            <text:p>2070</text:p>
          </table:table-cell>
          <table:table-cell office:value-type="float" office:value="24" calcext:value-type="float">
            <text:p>24</text:p>
          </table:table-cell>
          <table:table-cell office:value-type="float" office:value="0.220192" calcext:value-type="float">
            <text:p>0,220192</text:p>
          </table:table-cell>
          <table:table-cell office:value-type="float" office:value="0.0000299962" calcext:value-type="float">
            <text:p>3,00E-05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345" calcext:value-type="float">
            <text:p>345</text:p>
          </table:table-cell>
          <table:table-cell office:value-type="float" office:value="0.605658" calcext:value-type="float">
            <text:p>0,605658</text:p>
          </table:table-cell>
          <table:table-cell office:value-type="float" office:value="0.00174174" calcext:value-type="float">
            <text:p>0,00174174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office:value-type="float" office:value="0.213322" calcext:value-type="float">
            <text:p>0,213322</text:p>
          </table:table-cell>
          <table:table-cell office:value-type="float" office:value="0.000028232" calcext:value-type="float">
            <text:p>2,82E-05</text:p>
          </table:table-cell>
          <table:table-cell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345" calcext:value-type="float">
            <text:p>345</text:p>
          </table:table-cell>
          <table:table-cell office:value-type="float" office:value="0.605658" calcext:value-type="float">
            <text:p>0,605658</text:p>
          </table:table-cell>
          <table:table-cell office:value-type="float" office:value="0.00164034" calcext:value-type="float">
            <text:p>0,00164034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2070" calcext:value-type="float">
            <text:p>2070</text:p>
          </table:table-cell>
          <table:table-cell office:value-type="float" office:value="24" calcext:value-type="float">
            <text:p>24</text:p>
          </table:table-cell>
          <table:table-cell office:value-type="float" office:value="0.205505" calcext:value-type="float">
            <text:p>0,205505</text:p>
          </table:table-cell>
          <table:table-cell office:value-type="float" office:value="0.0000266639" calcext:value-type="float">
            <text:p>2,67E-05</text:p>
          </table:table-cell>
          <table:table-cell office:value-type="float" office:value="19" calcext:value-type="float">
            <text:p>19</text:p>
          </table:table-cell>
          <table:table-cell office:value-type="float" office:value="433" calcext:value-type="float">
            <text:p>433</text:p>
          </table:table-cell>
          <table:table-cell office:value-type="float" office:value="345" calcext:value-type="float">
            <text:p>345</text:p>
          </table:table-cell>
          <table:table-cell office:value-type="float" office:value="0.595438" calcext:value-type="float">
            <text:p>0,595438</text:p>
          </table:table-cell>
          <table:table-cell office:value-type="float" office:value="0.00155011" calcext:value-type="float">
            <text:p>0,00155011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2070" calcext:value-type="float">
            <text:p>2070</text:p>
          </table:table-cell>
          <table:table-cell office:value-type="float" office:value="14" calcext:value-type="float">
            <text:p>14</text:p>
          </table:table-cell>
          <table:table-cell office:value-type="float" office:value="0.198132" calcext:value-type="float">
            <text:p>0,198132</text:p>
          </table:table-cell>
          <table:table-cell office:value-type="float" office:value="0.0000252607" calcext:value-type="float">
            <text:p>2,53E-05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float" office:value="345" calcext:value-type="float">
            <text:p>345</text:p>
          </table:table-cell>
          <table:table-cell office:value-type="float" office:value="0.595438" calcext:value-type="float">
            <text:p>0,595438</text:p>
          </table:table-cell>
          <table:table-cell office:value-type="float" office:value="0.00146928" calcext:value-type="float">
            <text:p>0,00146928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070" calcext:value-type="float">
            <text:p>2070</text:p>
          </table:table-cell>
          <table:table-cell office:value-type="float" office:value="11" calcext:value-type="float">
            <text:p>11</text:p>
          </table:table-cell>
          <table:table-cell office:value-type="float" office:value="0.194676" calcext:value-type="float">
            <text:p>0,194676</text:p>
          </table:table-cell>
          <table:table-cell office:value-type="float" office:value="0.0000239979" calcext:value-type="float">
            <text:p>2,40E-05</text:p>
          </table:table-cell>
          <table:table-cell office:value-type="float" office:value="21" calcext:value-type="float">
            <text:p>21</text:p>
          </table:table-cell>
          <table:table-cell office:value-type="float" office:value="448" calcext:value-type="float">
            <text:p>448</text:p>
          </table:table-cell>
          <table:table-cell office:value-type="float" office:value="345" calcext:value-type="float">
            <text:p>345</text:p>
          </table:table-cell>
          <table:table-cell office:value-type="float" office:value="0.595438" calcext:value-type="float">
            <text:p>0,595438</text:p>
          </table:table-cell>
          <table:table-cell office:value-type="float" office:value="0.00139647" calcext:value-type="float">
            <text:p>0,00139647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2070" calcext:value-type="float">
            <text:p>2070</text:p>
          </table:table-cell>
          <table:table-cell office:value-type="float" office:value="13" calcext:value-type="float">
            <text:p>13</text:p>
          </table:table-cell>
          <table:table-cell office:value-type="float" office:value="0.18974" calcext:value-type="float">
            <text:p>0,18974</text:p>
          </table:table-cell>
          <table:table-cell office:value-type="float" office:value="0.0000228553" calcext:value-type="float">
            <text:p>2,29E-05</text:p>
          </table:table-cell>
          <table:table-cell office:value-type="float" office:value="22" calcext:value-type="float">
            <text:p>22</text:p>
          </table:table-cell>
          <table:table-cell office:value-type="float" office:value="439" calcext:value-type="float">
            <text:p>439</text:p>
          </table:table-cell>
          <table:table-cell office:value-type="float" office:value="345" calcext:value-type="float">
            <text:p>345</text:p>
          </table:table-cell>
          <table:table-cell office:value-type="float" office:value="0.595438" calcext:value-type="float">
            <text:p>0,595438</text:p>
          </table:table-cell>
          <table:table-cell office:value-type="float" office:value="0.00133053" calcext:value-type="float">
            <text:p>0,00133053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2070" calcext:value-type="float">
            <text:p>2070</text:p>
          </table:table-cell>
          <table:table-cell office:value-type="float" office:value="4" calcext:value-type="float">
            <text:p>4</text:p>
          </table:table-cell>
          <table:table-cell office:value-type="float" office:value="0.18747" calcext:value-type="float">
            <text:p>0,18747</text:p>
          </table:table-cell>
          <table:table-cell office:value-type="float" office:value="0.0000218166" calcext:value-type="float">
            <text:p>2,18E-05</text:p>
          </table:table-cell>
          <table:table-cell office:value-type="float" office:value="23" calcext:value-type="float">
            <text:p>23</text:p>
          </table:table-cell>
          <table:table-cell office:value-type="float" office:value="443" calcext:value-type="float">
            <text:p>443</text:p>
          </table:table-cell>
          <table:table-cell office:value-type="float" office:value="345" calcext:value-type="float">
            <text:p>345</text:p>
          </table:table-cell>
          <table:table-cell office:value-type="float" office:value="0.593418" calcext:value-type="float">
            <text:p>0,593418</text:p>
          </table:table-cell>
          <table:table-cell office:value-type="float" office:value="0.00127054" calcext:value-type="float">
            <text:p>0,00127054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2070" calcext:value-type="float">
            <text:p>2070</text:p>
          </table:table-cell>
          <table:table-cell office:value-type="float" office:value="12" calcext:value-type="float">
            <text:p>12</text:p>
          </table:table-cell>
          <table:table-cell office:value-type="float" office:value="0.184773" calcext:value-type="float">
            <text:p>0,184773</text:p>
          </table:table-cell>
          <table:table-cell office:value-type="float" office:value="0.0000208681" calcext:value-type="float">
            <text:p>2,09E-05</text:p>
          </table:table-cell>
          <table:table-cell office:value-type="float" office:value="24" calcext:value-type="float">
            <text:p>24</text:p>
          </table:table-cell>
          <table:table-cell office:value-type="float" office:value="458" calcext:value-type="float">
            <text:p>458</text:p>
          </table:table-cell>
          <table:table-cell office:value-type="float" office:value="345" calcext:value-type="float">
            <text:p>345</text:p>
          </table:table-cell>
          <table:table-cell office:value-type="float" office:value="0.593418" calcext:value-type="float">
            <text:p>0,593418</text:p>
          </table:table-cell>
          <table:table-cell office:value-type="float" office:value="0.00121572" calcext:value-type="float">
            <text:p>0,00121572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2070" calcext:value-type="float">
            <text:p>2070</text:p>
          </table:table-cell>
          <table:table-cell office:value-type="float" office:value="12" calcext:value-type="float">
            <text:p>12</text:p>
          </table:table-cell>
          <table:table-cell office:value-type="float" office:value="0.18083" calcext:value-type="float">
            <text:p>0,18083</text:p>
          </table:table-cell>
          <table:table-cell office:value-type="float" office:value="0.0000199987" calcext:value-type="float">
            <text:p>2,00E-05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  <table:table-cell office:value-type="float" office:value="345" calcext:value-type="float">
            <text:p>345</text:p>
          </table:table-cell>
          <table:table-cell office:value-type="float" office:value="0.593418" calcext:value-type="float">
            <text:p>0,593418</text:p>
          </table:table-cell>
          <table:table-cell office:value-type="float" office:value="0.00116544" calcext:value-type="float">
            <text:p>0,00116544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070" calcext:value-type="float">
            <text:p>2070</text:p>
          </table:table-cell>
          <table:table-cell office:value-type="float" office:value="9" calcext:value-type="float">
            <text:p>9</text:p>
          </table:table-cell>
          <table:table-cell office:value-type="float" office:value="0.176291" calcext:value-type="float">
            <text:p>0,176291</text:p>
          </table:table-cell>
          <table:table-cell office:value-type="float" office:value="0.0000191989" calcext:value-type="float">
            <text:p>1,92E-05</text:p>
          </table:table-cell>
          <table:table-cell office:value-type="float" office:value="26" calcext:value-type="float">
            <text:p>26</text:p>
          </table:table-cell>
          <table:table-cell office:value-type="float" office:value="467" calcext:value-type="float">
            <text:p>467</text:p>
          </table:table-cell>
          <table:table-cell office:value-type="float" office:value="345" calcext:value-type="float">
            <text:p>345</text:p>
          </table:table-cell>
          <table:table-cell office:value-type="float" office:value="0.593418" calcext:value-type="float">
            <text:p>0,593418</text:p>
          </table:table-cell>
          <table:table-cell office:value-type="float" office:value="0.00111915" calcext:value-type="float">
            <text:p>0,00111915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2070" calcext:value-type="float">
            <text:p>2070</text:p>
          </table:table-cell>
          <table:table-cell office:value-type="float" office:value="13" calcext:value-type="float">
            <text:p>13</text:p>
          </table:table-cell>
          <table:table-cell office:value-type="float" office:value="0.173294" calcext:value-type="float">
            <text:p>0,173294</text:p>
          </table:table-cell>
          <table:table-cell office:value-type="float" office:value="0.0000184606" calcext:value-type="float">
            <text:p>1,85E-05</text:p>
          </table:table-cell>
          <table:table-cell office:value-type="float" office:value="27" calcext:value-type="float">
            <text:p>27</text:p>
          </table:table-cell>
          <table:table-cell office:value-type="float" office:value="479" calcext:value-type="float">
            <text:p>479</text:p>
          </table:table-cell>
          <table:table-cell office:value-type="float" office:value="345" calcext:value-type="float">
            <text:p>345</text:p>
          </table:table-cell>
          <table:table-cell office:value-type="float" office:value="0.590709" calcext:value-type="float">
            <text:p>0,590709</text:p>
          </table:table-cell>
          <table:table-cell office:value-type="float" office:value="0.0010764" calcext:value-type="float">
            <text:p>0,0010764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2070" calcext:value-type="float">
            <text:p>2070</text:p>
          </table:table-cell>
          <table:table-cell office:value-type="float" office:value="4" calcext:value-type="float">
            <text:p>4</text:p>
          </table:table-cell>
          <table:table-cell office:value-type="float" office:value="0.172765" calcext:value-type="float">
            <text:p>0,172765</text:p>
          </table:table-cell>
          <table:table-cell office:value-type="float" office:value="0.0000177769" calcext:value-type="float">
            <text:p>1,78E-05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345" calcext:value-type="float">
            <text:p>345</text:p>
          </table:table-cell>
          <table:table-cell office:value-type="float" office:value="0.581186" calcext:value-type="float">
            <text:p>0,581186</text:p>
          </table:table-cell>
          <table:table-cell office:value-type="float" office:value="0.00103679" calcext:value-type="float">
            <text:p>0,00103679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2070" calcext:value-type="float">
            <text:p>2070</text:p>
          </table:table-cell>
          <table:table-cell office:value-type="float" office:value="6" calcext:value-type="float">
            <text:p>6</text:p>
          </table:table-cell>
          <table:table-cell office:value-type="float" office:value="0.171054" calcext:value-type="float">
            <text:p>0,171054</text:p>
          </table:table-cell>
          <table:table-cell office:value-type="float" office:value="0.0000171421" calcext:value-type="float">
            <text:p>1,71E-05</text:p>
          </table:table-cell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float" office:value="345" calcext:value-type="float">
            <text:p>345</text:p>
          </table:table-cell>
          <table:table-cell office:value-type="float" office:value="0.581186" calcext:value-type="float">
            <text:p>0,581186</text:p>
          </table:table-cell>
          <table:table-cell office:value-type="float" office:value="0.00103679" calcext:value-type="float">
            <text:p>0,00103679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2070" calcext:value-type="float">
            <text:p>2070</text:p>
          </table:table-cell>
          <table:table-cell office:value-type="float" office:value="6" calcext:value-type="float">
            <text:p>6</text:p>
          </table:table-cell>
          <table:table-cell office:value-type="float" office:value="0.166755" calcext:value-type="float">
            <text:p>0,166755</text:p>
          </table:table-cell>
          <table:table-cell office:value-type="float" office:value="0.000016551" calcext:value-type="float">
            <text:p>1,66E-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2070" calcext:value-type="float">
            <text:p>2070</text:p>
          </table:table-cell>
          <table:table-cell office:value-type="float" office:value="9" calcext:value-type="float">
            <text:p>9</text:p>
          </table:table-cell>
          <table:table-cell office:value-type="float" office:value="0.164784" calcext:value-type="float">
            <text:p>0,164784</text:p>
          </table:table-cell>
          <table:table-cell office:value-type="float" office:value="0.0000159994" calcext:value-type="float">
            <text:p>1,60E-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0.164403" calcext:value-type="float">
            <text:p>0,164403</text:p>
          </table:table-cell>
          <table:table-cell office:value-type="float" office:value="0.0000154833" calcext:value-type="float">
            <text:p>1,55E-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2070" calcext:value-type="float">
            <text:p>2070</text:p>
          </table:table-cell>
          <table:table-cell office:value-type="float" office:value="4" calcext:value-type="float">
            <text:p>4</text:p>
          </table:table-cell>
          <table:table-cell office:value-type="float" office:value="0.164165" calcext:value-type="float">
            <text:p>0,164165</text:p>
          </table:table-cell>
          <table:table-cell office:value-type="float" office:value="0.0000149995" calcext:value-type="float">
            <text:p>1,50E-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0.164163" calcext:value-type="float">
            <text:p>0,164163</text:p>
          </table:table-cell>
          <table:table-cell office:value-type="float" office:value="0.000014545" calcext:value-type="float">
            <text:p>1,45E-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office:value-type="float" office:value="0.164163" calcext:value-type="float">
            <text:p>0,164163</text:p>
          </table:table-cell>
          <table:table-cell office:value-type="float" office:value="0.0000141173" calcext:value-type="float">
            <text:p>1,41E-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ES</text:p>
          </table:table-cell>
          <table:table-cell office:value-type="float" office:value="127" calcext:value-type="float">
            <text:p>127</text:p>
          </table:table-cell>
          <table:table-cell office:value-type="float" office:value="0.119063" calcext:value-type="float">
            <text:p>0,119063</text:p>
          </table:table-cell>
          <table:table-cell office:value-type="float" office:value="0.164163" calcext:value-type="float">
            <text:p>0,164163</text:p>
          </table:table-cell>
          <table:table-cell table:style-name="Default" office:value-type="float" office:value="10.2281" calcext:value-type="float">
            <text:p>10,2281</text:p>
          </table:table-cell>
          <table:table-cell office:value-type="float" office:value="860681" calcext:value-type="float">
            <text:p>8606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6:01:07.179634679</meta:creation-date>
    <dc:date>2021-06-05T17:00:22.775332243</dc:date>
    <meta:editing-duration>PT6M53S</meta:editing-duration>
    <meta:editing-cycles>1</meta:editing-cycles>
    <meta:document-statistic meta:table-count="1" meta:cell-count="332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52cm" svg:height="11.11cm" xlink:href=".." xlink:type="simple" chart:class="chart:scatter" chart:style-name="ch1">
        <chart:subtitle svg:x="9.192cm" svg:y="0.222cm" chart:style-name="ch2">
          <text:p>Fitness</text:p>
        </chart:subtitle>
        <chart:legend chart:legend-position="end" svg:x="17.18cm" svg:y="5.001cm" style:legend-expansion="high" chart:style-name="ch3"/>
        <chart:plot-area chart:style-name="ch4" table:cell-range-address="Sheet1.K4:Sheet1.K38 Sheet1.N4:Sheet1.N38 Sheet1.S4:Sheet1.S32" chart:data-source-has-labels="row" svg:x="1.396cm" svg:y="1.101cm" svg:width="15.389cm" svg:height="8.816cm">
          <chartooo:coordinate-region svg:x="2.134cm" svg:y="1.303cm" svg:width="14.459cm" svg:height="7.961cm"/>
          <chart:axis chart:dimension="x" chart:name="primary-x" chart:style-name="ch5">
            <chart:title svg:x="8.271cm" svg:y="10.139cm" chart:style-name="ch6">
              <text:p>Iteraciones</text:p>
            </chart:title>
          </chart:axis>
          <chart:axis chart:dimension="y" chart:name="primary-y" chart:style-name="ch5">
            <chart:title svg:x="0.451cm" svg:y="6.074cm" chart:style-name="ch7">
              <text:p>Fitness</text:p>
            </chart:title>
            <chart:grid chart:style-name="ch8" chart:class="major"/>
          </chart:axis>
          <chart:series chart:style-name="ch9" chart:values-cell-range-address="Sheet1.N4:Sheet1.N38" loext:label-string="&quot;Mejor&quot;" chart:class="chart:scatter">
            <chart:domain table:cell-range-address="Sheet1.K4:Sheet1.K38"/>
            <chart:data-point chart:repeated="35"/>
          </chart:series>
          <chart:series chart:style-name="ch10" chart:values-cell-range-address="Sheet1.S4:Sheet1.S32" loext:label-string="&quot;Original&quot;" chart:class="chart:scatter">
            <chart:domain table:cell-range-address="Sheet1.P4:Sheet1.P32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Mejor</text:p>
              </table:table-cell>
              <table:table-cell office:value-type="string">
                <text:p>Column P</text:p>
              </table:table-cell>
              <table:table-cell office:value-type="string">
                <text:p>Origi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4:Sheet1.K38</svg:desc>
                </draw:g>
              </table:table-cell>
              <table:table-cell office:value-type="float" office:value="0.622965">
                <text:p>0.622965</text:p>
                <draw:g>
                  <svg:desc>Sheet1.N4:Sheet1.N38</svg:desc>
                </draw:g>
              </table:table-cell>
              <table:table-cell office:value-type="float" office:value="1">
                <text:p>1</text:p>
                <draw:g>
                  <svg:desc>Sheet1.P4:Sheet1.P32</svg:desc>
                </draw:g>
              </table:table-cell>
              <table:table-cell office:value-type="float" office:value="0.622965">
                <text:p>0.622965</text:p>
                <draw:g>
                  <svg:desc>Sheet1.S4:Sheet1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93471">
                <text:p>0.593471</text:p>
              </table:table-cell>
              <table:table-cell office:value-type="float" office:value="2">
                <text:p>2</text:p>
              </table:table-cell>
              <table:table-cell office:value-type="float" office:value="0.619698">
                <text:p>0.619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4795">
                <text:p>0.544795</text:p>
              </table:table-cell>
              <table:table-cell office:value-type="float" office:value="3">
                <text:p>3</text:p>
              </table:table-cell>
              <table:table-cell office:value-type="float" office:value="0.619698">
                <text:p>0.61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02567">
                <text:p>0.502567</text:p>
              </table:table-cell>
              <table:table-cell office:value-type="float" office:value="4">
                <text:p>4</text:p>
              </table:table-cell>
              <table:table-cell office:value-type="float" office:value="0.619698">
                <text:p>0.619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67">
                <text:p>0.4567</text:p>
              </table:table-cell>
              <table:table-cell office:value-type="float" office:value="5">
                <text:p>5</text:p>
              </table:table-cell>
              <table:table-cell office:value-type="float" office:value="0.619698">
                <text:p>0.61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15977">
                <text:p>0.415977</text:p>
              </table:table-cell>
              <table:table-cell office:value-type="float" office:value="6">
                <text:p>6</text:p>
              </table:table-cell>
              <table:table-cell office:value-type="float" office:value="0.619698">
                <text:p>0.619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90166">
                <text:p>0.390166</text:p>
              </table:table-cell>
              <table:table-cell office:value-type="float" office:value="7">
                <text:p>7</text:p>
              </table:table-cell>
              <table:table-cell office:value-type="float" office:value="0.619698">
                <text:p>0.619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45582">
                <text:p>0.345582</text:p>
              </table:table-cell>
              <table:table-cell office:value-type="float" office:value="8">
                <text:p>8</text:p>
              </table:table-cell>
              <table:table-cell office:value-type="float" office:value="0.619698">
                <text:p>0.61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99406">
                <text:p>0.299406</text:p>
              </table:table-cell>
              <table:table-cell office:value-type="float" office:value="9">
                <text:p>9</text:p>
              </table:table-cell>
              <table:table-cell office:value-type="float" office:value="0.614933">
                <text:p>0.614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66779">
                <text:p>0.266779</text:p>
              </table:table-cell>
              <table:table-cell office:value-type="float" office:value="10">
                <text:p>10</text:p>
              </table:table-cell>
              <table:table-cell office:value-type="float" office:value="0.612193">
                <text:p>0.612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60016">
                <text:p>0.260016</text:p>
              </table:table-cell>
              <table:table-cell office:value-type="float" office:value="11">
                <text:p>11</text:p>
              </table:table-cell>
              <table:table-cell office:value-type="float" office:value="0.612193">
                <text:p>0.61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4468">
                <text:p>0.244468</text:p>
              </table:table-cell>
              <table:table-cell office:value-type="float" office:value="12">
                <text:p>12</text:p>
              </table:table-cell>
              <table:table-cell office:value-type="float" office:value="0.611728">
                <text:p>0.611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39897">
                <text:p>0.239897</text:p>
              </table:table-cell>
              <table:table-cell office:value-type="float" office:value="13">
                <text:p>13</text:p>
              </table:table-cell>
              <table:table-cell office:value-type="float" office:value="0.60841">
                <text:p>0.60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34707">
                <text:p>0.234707</text:p>
              </table:table-cell>
              <table:table-cell office:value-type="float" office:value="14">
                <text:p>14</text:p>
              </table:table-cell>
              <table:table-cell office:value-type="float" office:value="0.60841">
                <text:p>0.60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3064">
                <text:p>0.23064</text:p>
              </table:table-cell>
              <table:table-cell office:value-type="float" office:value="15">
                <text:p>15</text:p>
              </table:table-cell>
              <table:table-cell office:value-type="float" office:value="0.60841">
                <text:p>0.60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27486">
                <text:p>0.227486</text:p>
              </table:table-cell>
              <table:table-cell office:value-type="float" office:value="16">
                <text:p>16</text:p>
              </table:table-cell>
              <table:table-cell office:value-type="float" office:value="0.606634">
                <text:p>0.60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20192">
                <text:p>0.220192</text:p>
              </table:table-cell>
              <table:table-cell office:value-type="float" office:value="17">
                <text:p>17</text:p>
              </table:table-cell>
              <table:table-cell office:value-type="float" office:value="0.605658">
                <text:p>0.605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13322">
                <text:p>0.213322</text:p>
              </table:table-cell>
              <table:table-cell office:value-type="float" office:value="18">
                <text:p>18</text:p>
              </table:table-cell>
              <table:table-cell office:value-type="float" office:value="0.605658">
                <text:p>0.605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05505">
                <text:p>0.205505</text:p>
              </table:table-cell>
              <table:table-cell office:value-type="float" office:value="19">
                <text:p>19</text:p>
              </table:table-cell>
              <table:table-cell office:value-type="float" office:value="0.595438">
                <text:p>0.595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98132">
                <text:p>0.198132</text:p>
              </table:table-cell>
              <table:table-cell office:value-type="float" office:value="20">
                <text:p>20</text:p>
              </table:table-cell>
              <table:table-cell office:value-type="float" office:value="0.595438">
                <text:p>0.595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94676">
                <text:p>0.194676</text:p>
              </table:table-cell>
              <table:table-cell office:value-type="float" office:value="21">
                <text:p>21</text:p>
              </table:table-cell>
              <table:table-cell office:value-type="float" office:value="0.595438">
                <text:p>0.595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8974">
                <text:p>0.18974</text:p>
              </table:table-cell>
              <table:table-cell office:value-type="float" office:value="22">
                <text:p>22</text:p>
              </table:table-cell>
              <table:table-cell office:value-type="float" office:value="0.595438">
                <text:p>0.595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8747">
                <text:p>0.18747</text:p>
              </table:table-cell>
              <table:table-cell office:value-type="float" office:value="23">
                <text:p>23</text:p>
              </table:table-cell>
              <table:table-cell office:value-type="float" office:value="0.593418">
                <text:p>0.5934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84773">
                <text:p>0.184773</text:p>
              </table:table-cell>
              <table:table-cell office:value-type="float" office:value="24">
                <text:p>24</text:p>
              </table:table-cell>
              <table:table-cell office:value-type="float" office:value="0.593418">
                <text:p>0.593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8083">
                <text:p>0.18083</text:p>
              </table:table-cell>
              <table:table-cell office:value-type="float" office:value="25">
                <text:p>25</text:p>
              </table:table-cell>
              <table:table-cell office:value-type="float" office:value="0.593418">
                <text:p>0.5934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76291">
                <text:p>0.176291</text:p>
              </table:table-cell>
              <table:table-cell office:value-type="float" office:value="26">
                <text:p>26</text:p>
              </table:table-cell>
              <table:table-cell office:value-type="float" office:value="0.593418">
                <text:p>0.593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73294">
                <text:p>0.173294</text:p>
              </table:table-cell>
              <table:table-cell office:value-type="float" office:value="27">
                <text:p>27</text:p>
              </table:table-cell>
              <table:table-cell office:value-type="float" office:value="0.590709">
                <text:p>0.590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72765">
                <text:p>0.172765</text:p>
              </table:table-cell>
              <table:table-cell office:value-type="float" office:value="28">
                <text:p>28</text:p>
              </table:table-cell>
              <table:table-cell office:value-type="float" office:value="0.581186">
                <text:p>0.581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71054">
                <text:p>0.171054</text:p>
              </table:table-cell>
              <table:table-cell office:value-type="float" office:value="35">
                <text:p>35</text:p>
              </table:table-cell>
              <table:table-cell office:value-type="float" office:value="0.581186">
                <text:p>0.581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66755">
                <text:p>0.16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64784">
                <text:p>0.16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64403">
                <text:p>0.16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64165">
                <text:p>0.16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4163">
                <text:p>0.16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64163">
                <text:p>0.16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72cm" svg:height="11.178cm" xlink:href=".." xlink:type="simple" chart:class="chart:scatter" chart:style-name="ch1">
        <chart:subtitle svg:x="8.098cm" svg:y="0.223cm" chart:style-name="ch2">
          <text:p>Nº Vecinos Visitados</text:p>
        </chart:subtitle>
        <chart:legend chart:legend-position="end" svg:x="17.3cm" svg:y="5.035cm" style:legend-expansion="high" chart:style-name="ch3"/>
        <chart:plot-area chart:style-name="ch4" table:cell-range-address="Sheet1.K4:Sheet1.L38 Sheet1.Q4:Sheet1.Q32" chart:data-source-has-labels="row" svg:x="1.398cm" svg:y="1.103cm" svg:width="15.505cm" svg:height="8.881cm">
          <chartooo:coordinate-region svg:x="2.411cm" svg:y="1.305cm" svg:width="14.3cm" svg:height="8.026cm"/>
          <chart:axis chart:dimension="x" chart:name="primary-x" chart:style-name="ch5">
            <chart:title svg:x="8.331cm" svg:y="10.207cm" chart:style-name="ch6">
              <text:p>Iteraciones</text:p>
            </chart:title>
          </chart:axis>
          <chart:axis chart:dimension="y" chart:name="primary-y" chart:style-name="ch5">
            <chart:title svg:x="0.451cm" svg:y="7.05cm" chart:style-name="ch7">
              <text:p>Nº Vecinos Visitados</text:p>
            </chart:title>
            <chart:grid chart:style-name="ch8" chart:class="major"/>
          </chart:axis>
          <chart:series chart:style-name="ch9" chart:values-cell-range-address="Sheet1.L4:Sheet1.L38" loext:label-string="&quot;Mejor&quot;" chart:class="chart:scatter">
            <chart:domain table:cell-range-address="Sheet1.K4:Sheet1.K38"/>
            <chart:data-point chart:repeated="35"/>
          </chart:series>
          <chart:series chart:style-name="ch10" chart:values-cell-range-address="Sheet1.Q4:Sheet1.Q32" loext:label-string="&quot;Original&quot;" chart:class="chart:scatter">
            <chart:domain table:cell-range-address="Sheet1.P4:Sheet1.P32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Mejor</text:p>
              </table:table-cell>
              <table:table-cell office:value-type="string">
                <text:p>Column P</text:p>
              </table:table-cell>
              <table:table-cell office:value-type="string">
                <text:p>Origi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4:Sheet1.K38</svg:desc>
                </draw:g>
              </table:table-cell>
              <table:table-cell office:value-type="float" office:value="208">
                <text:p>208</text:p>
                <draw:g>
                  <svg:desc>Sheet1.L4:Sheet1.L38</svg:desc>
                </draw:g>
              </table:table-cell>
              <table:table-cell office:value-type="float" office:value="1">
                <text:p>1</text:p>
                <draw:g>
                  <svg:desc>Sheet1.P4:Sheet1.P32</svg:desc>
                </draw:g>
              </table:table-cell>
              <table:table-cell office:value-type="float" office:value="347">
                <text:p>347</text:p>
                <draw:g>
                  <svg:desc>Sheet1.Q4:Sheet1.Q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9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1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68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8">
                <text:p>1448</text:p>
              </table:table-cell>
              <table:table-cell office:value-type="float" office:value="5">
                <text:p>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70">
                <text:p>2070</text:p>
              </table:table-cell>
              <table:table-cell office:value-type="float" office:value="6">
                <text:p>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70">
                <text:p>2070</text:p>
              </table:table-cell>
              <table:table-cell office:value-type="float" office:value="7">
                <text:p>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70">
                <text:p>2070</text:p>
              </table:table-cell>
              <table:table-cell office:value-type="float" office:value="8">
                <text:p>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70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70">
                <text:p>2070</text:p>
              </table:table-cell>
              <table:table-cell office:value-type="float" office:value="10">
                <text:p>1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70">
                <text:p>2070</text:p>
              </table:table-cell>
              <table:table-cell office:value-type="float" office:value="11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70">
                <text:p>2070</text:p>
              </table:table-cell>
              <table:table-cell office:value-type="float" office:value="12">
                <text:p>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70">
                <text:p>2070</text:p>
              </table:table-cell>
              <table:table-cell office:value-type="float" office:value="13">
                <text:p>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70">
                <text:p>2070</text:p>
              </table:table-cell>
              <table:table-cell office:value-type="float" office:value="14">
                <text:p>1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70">
                <text:p>2070</text:p>
              </table:table-cell>
              <table:table-cell office:value-type="float" office:value="15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70">
                <text:p>2070</text:p>
              </table:table-cell>
              <table:table-cell office:value-type="float" office:value="16">
                <text:p>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70">
                <text:p>2070</text:p>
              </table:table-cell>
              <table:table-cell office:value-type="float" office:value="17">
                <text:p>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70">
                <text:p>2070</text:p>
              </table:table-cell>
              <table:table-cell office:value-type="float" office:value="18">
                <text:p>1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70">
                <text:p>2070</text:p>
              </table:table-cell>
              <table:table-cell office:value-type="float" office:value="19">
                <text:p>1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70">
                <text:p>2070</text:p>
              </table:table-cell>
              <table:table-cell office:value-type="float" office:value="20">
                <text:p>2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70">
                <text:p>2070</text:p>
              </table:table-cell>
              <table:table-cell office:value-type="float" office:value="21">
                <text:p>2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70">
                <text:p>2070</text:p>
              </table:table-cell>
              <table:table-cell office:value-type="float" office:value="22">
                <text:p>2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70">
                <text:p>2070</text:p>
              </table:table-cell>
              <table:table-cell office:value-type="float" office:value="23">
                <text:p>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70">
                <text:p>2070</text:p>
              </table:table-cell>
              <table:table-cell office:value-type="float" office:value="24">
                <text:p>2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70">
                <text:p>2070</text:p>
              </table:table-cell>
              <table:table-cell office:value-type="float" office:value="25">
                <text:p>2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70">
                <text:p>2070</text:p>
              </table:table-cell>
              <table:table-cell office:value-type="float" office:value="26">
                <text:p>2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70">
                <text:p>2070</text:p>
              </table:table-cell>
              <table:table-cell office:value-type="float" office:value="27">
                <text:p>2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70">
                <text:p>2070</text:p>
              </table:table-cell>
              <table:table-cell office:value-type="float" office:value="28">
                <text:p>2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0">
                <text:p>2070</text:p>
              </table:table-cell>
              <table:table-cell office:value-type="float" office:value="35">
                <text:p>3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23cm" svg:height="11.094cm" xlink:href=".." xlink:type="simple" chart:class="chart:scatter" chart:style-name="ch1">
        <chart:subtitle svg:x="8.743cm" svg:y="0.221cm" chart:style-name="ch2">
          <text:p>Nº de Éxitos</text:p>
        </chart:subtitle>
        <chart:legend chart:legend-position="end" svg:x="17.151cm" svg:y="4.993cm" style:legend-expansion="high" chart:style-name="ch3"/>
        <chart:plot-area chart:style-name="ch4" table:cell-range-address="Sheet1.K4:Sheet1.K38 Sheet1.M4:Sheet1.M38 Sheet1.R4:Sheet1.R32" chart:data-source-has-labels="row" svg:x="1.395cm" svg:y="1.099cm" svg:width="15.362cm" svg:height="8.803cm">
          <chartooo:coordinate-region svg:x="2.218cm" svg:y="1.301cm" svg:width="14.347cm" svg:height="7.948cm"/>
          <chart:axis chart:dimension="x" chart:name="primary-x" chart:style-name="ch5">
            <chart:title svg:x="8.257cm" svg:y="10.123cm" chart:style-name="ch6">
              <text:p>Iteraciones</text:p>
            </chart:title>
          </chart:axis>
          <chart:axis chart:dimension="y" chart:name="primary-y" chart:style-name="ch5">
            <chart:title svg:x="0.451cm" svg:y="6.415cm" chart:style-name="ch7">
              <text:p>Nº de Éxitos</text:p>
            </chart:title>
            <chart:grid chart:style-name="ch8" chart:class="major"/>
          </chart:axis>
          <chart:series chart:style-name="ch9" chart:values-cell-range-address="Sheet1.M4:Sheet1.M38" loext:label-string="&quot;Mejor&quot;" chart:class="chart:scatter">
            <chart:domain table:cell-range-address="Sheet1.K4:Sheet1.K38"/>
            <chart:data-point chart:repeated="35"/>
          </chart:series>
          <chart:series chart:style-name="ch10" chart:values-cell-range-address="Sheet1.R4:Sheet1.R32" loext:label-string="&quot;Original&quot;" chart:class="chart:scatter">
            <chart:domain table:cell-range-address="Sheet1.P4:Sheet1.P32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Mejor</text:p>
              </table:table-cell>
              <table:table-cell office:value-type="string">
                <text:p>Column P</text:p>
              </table:table-cell>
              <table:table-cell office:value-type="string">
                <text:p>Origi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4:Sheet1.K38</svg:desc>
                </draw:g>
              </table:table-cell>
              <table:table-cell office:value-type="float" office:value="207">
                <text:p>207</text:p>
                <draw:g>
                  <svg:desc>Sheet1.M4:Sheet1.M38</svg:desc>
                </draw:g>
              </table:table-cell>
              <table:table-cell office:value-type="float" office:value="1">
                <text:p>1</text:p>
                <draw:g>
                  <svg:desc>Sheet1.P4:Sheet1.P32</svg:desc>
                </draw:g>
              </table:table-cell>
              <table:table-cell office:value-type="float" office:value="345">
                <text:p>345</text:p>
                <draw:g>
                  <svg:desc>Sheet1.R4:Sheet1.R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7">
                <text:p>207</text:p>
              </table:table-cell>
              <table:table-cell office:value-type="float" office:value="4">
                <text:p>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7">
                <text:p>207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1">
                <text:p>171</text:p>
              </table:table-cell>
              <table:table-cell office:value-type="float" office:value="6">
                <text:p>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